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7.887cm"/>
    </style:style>
    <style:style style:name="gr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20.8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6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4.4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6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2.2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7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4.7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8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2.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9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1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4.8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0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4.3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1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2.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6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1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0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8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draw:textarea-vertical-align="middle" draw:auto-grow-height="false" fo:min-height="0.55cm" fo:min-width="1.5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9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66ff" draw:opacity="50%" draw:textarea-horizontal-align="justify" draw:textarea-vertical-align="middle" draw:auto-grow-height="false" fo:min-height="0.55cm" fo:min-width="10.5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0066cc" draw:opacity="50%" draw:textarea-horizontal-align="justify" draw:textarea-vertical-align="middle" draw:auto-grow-height="false" fo:min-height="0.55cm" fo:min-width="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1" style:family="graphic" style:parent-style-name="standard" style:list-style-name="L1">
      <style:graphic-properties draw:stroke="solid" svg:stroke-width="0.1cm" svg:stroke-color="#000000" draw:marker-start-width="0.35cm" draw:marker-start-center="false" draw:marker-end-width="0.35cm" draw:marker-end-center="false" draw:fill="solid" draw:fill-color="#ffffff" draw:textarea-horizontal-align="justify" draw:textarea-vertical-align="middle" draw:auto-grow-height="false" fo:min-height="1.276cm" fo:min-width="1.926cm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-width="0.35cm" draw:marker-start-center="false" draw:marker-end-width="0.35cm" draw:marker-end-center="false" draw:fill="solid" draw:fill-color="#ffffff" draw:textarea-horizontal-align="justify" draw:textarea-vertical-align="middle" draw:auto-grow-height="false" fo:min-height="1.276cm" fo:min-width="3.026cm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.4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P1" style:family="paragraph">
      <loext:graphic-properties draw:fill="none"/>
      <style:text-properties style:font-name="Ricty Diminished" fo:font-size="22pt" style:font-size-asian="22pt" style:font-size-complex="22pt"/>
    </style:style>
    <style:style style:name="P2" style:family="paragraph">
      <loext:graphic-properties draw:fill="solid" draw:fill-color="#cc99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cc33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c66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66c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icty Diminished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icty Diminished"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icty Diminished" fo:font-size="22pt" fo:font-style="normal" fo:text-shadow="none" style:text-underline-style="none" fo:font-weight="normal" style:letter-kerning="true" style:font-name-asian="IPA Pゴシック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3cm" svg:height="18.137cm" svg:x="3.4cm" svg:y="1.063cm">
          <draw:text-box>
            <text:p><text:span text:style-name="T1">fun{a:vt0p}</text:span></text:p>
            <text:p><text:span text:style-name="T1">split</text:span></text:p>
            <text:p><text:span text:style-name="T1"><text:s text:c="2"/></text:span><text:span text:style-name="T1">{xs:ilist}{n,i:nat | i &lt;= n} .&lt;i&gt;. (</text:span></text:p>
            <text:p><text:span text:style-name="T1"><text:s text:c="2"/></text:span><text:span text:style-name="T1">pflen: LENGTH (xs, n)</text:span></text:p>
            <text:p><text:span text:style-name="T1">| xs: &amp;gflist_vt (a, xs) &gt;&gt; gflist_vt (a, xs1), i: int i</text:span></text:p>
            <text:p><text:span text:style-name="T1">) : #[xs1,xs2:ilist] (</text:span></text:p>
            <text:p><text:span text:style-name="T1"><text:s text:c="2"/></text:span><text:span text:style-name="T1">APPEND (xs1, xs2, xs), LENGTH (xs1, i) | gflist_vt (a, xs2)</text:span></text:p>
            <text:p><text:span text:style-name="T1">) =</text:span></text:p>
            <text:p><text:span text:style-name="T1"><text:s text:c="2"/></text:span><text:span text:style-name="T1">if i &gt; 0 then let</text:span></text:p>
            <text:p><text:span text:style-name="T1"><text:s text:c="4"/></text:span><text:span text:style-name="T1">prval LENGTHcons (pflen) = pflen</text:span></text:p>
            <text:p><text:span text:style-name="T1"><text:s text:c="4"/></text:span><text:span text:style-name="T1">val @gflist_vt_cons (_, xs1) = xs</text:span></text:p>
            <text:p><text:span text:style-name="T1"><text:s text:c="4"/></text:span><text:span text:style-name="T1">val (pfapp, pf1len | xs2) = split (pflen | xs1, i-1)</text:span></text:p>
            <text:p><text:span text:style-name="T1"><text:s text:c="4"/></text:span><text:span text:style-name="T1">prval () = fold@ (xs)</text:span></text:p>
            <text:p><text:span text:style-name="T1"><text:s text:c="2"/></text:span><text:span text:style-name="T1">in</text:span></text:p>
            <text:p><text:span text:style-name="T1"><text:s text:c="4"/></text:span><text:span text:style-name="T1">(APPENDcons (pfapp), LENGTHcons (pf1len) | xs2)</text:span></text:p>
            <text:p><text:span text:style-name="T1"><text:s text:c="2"/></text:span><text:span text:style-name="T1">end else let</text:span></text:p>
            <text:p><text:span text:style-name="T1"><text:s text:c="4"/></text:span><text:span text:style-name="T1">val xs2 = xs</text:span></text:p>
            <text:p><text:span text:style-name="T1"><text:s text:c="4"/></text:span><text:span text:style-name="T1">val () = xs := gflist_vt_nil ()</text:span></text:p>
            <text:p><text:span text:style-name="T1"><text:s text:c="4"/></text:span><text:span text:style-name="T1">prval pfapp = append_unit_left ()</text:span></text:p>
            <text:p><text:span text:style-name="T1"><text:s text:c="2"/></text:span><text:span text:style-name="T1">in</text:span></text:p>
            <text:p><text:span text:style-name="T1"><text:s text:c="4"/></text:span><text:span text:style-name="T1">(pfapp, LENGTHnil () | xs2)</text:span></text:p>
            <text:p><text:span text:style-name="T1"><text:s text:c="2"/></text:span><text:span text:style-name="T1">end</text:span></text:p>
          </draw:text-box>
        </draw:frame>
        <draw:custom-shape draw:style-name="gr2" draw:text-style-name="P2" draw:layer="layout" svg:width="21.3cm" svg:height="0.8cm" svg:x="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0.8cm" svg:x="20.2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9cm" svg:height="0.8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4cm" svg:height="0.8cm" svg:x="4.3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12.7cm" svg:height="0.8cm" svg:x="5.1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2cm" svg:height="0.8cm" svg:x="4.4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1cm" svg:height="0.8cm" svg:x="5.1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20.4cm" svg:height="0.8cm" svg:x="5.1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8.4cm" svg:height="0.8cm" svg:x="5.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15.3cm" svg:height="0.8cm" svg:x="5.6cm" svg:y="12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1.4cm" svg:height="0.8cm" svg:x="21.8cm" svg:y="12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0.8cm" svg:x="5.1cm" svg:y="1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12.4cm" svg:height="0.8cm" svg:x="5.1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" draw:id="id5" draw:layer="layout" svg:width="13.1cm" svg:height="0.8cm" svg:x="5.1cm" svg:y="1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6" draw:id="id6" draw:layer="layout" svg:width="7.6cm" svg:height="0.8cm" svg:x="5.5cm" svg:y="1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1.4cm" svg:height="0.8cm" svg:x="14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cm" svg:height="0.8cm" svg:x="15.7cm" svg:y="2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1cm" svg:height="0.8cm" svg:x="4.3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6.5cm" svg:height="0.8cm" svg:x="5.1cm" svg:y="5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1" draw:id="id1" draw:layer="layout" svg:width="2.7cm" svg:height="1.8cm" svg:x="1.1cm" svg:y="12.1cm">
          <text:p text:style-name="P7"><text:span text:style-name="T2">Pro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xml:id="id7" draw:id="id7" draw:layer="layout" svg:width="3.8cm" svg:height="1.8cm" svg:x="25.1cm" svg:y="12.1cm">
          <text:p text:style-name="P7"><text:span text:style-name="T2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9" draw:layer="layout" draw:type="curve" svg:x1="2.45cm" svg:y1="12.1cm" svg:x2="5.1cm" svg:y2="8.9cm" draw:start-shape="id1" draw:start-glue-point="0" draw:end-shape="id2" draw:end-glue-point="3" svg:d="M2450 12100c0-2134 883-3200 2650-3200" svg:viewBox="0 0 2651 3201">
          <text:p/>
        </draw:connector>
        <draw:connector draw:style-name="gr24" draw:text-style-name="P9" draw:layer="layout" draw:type="curve" svg:x1="2.45cm" svg:y1="12.1cm" svg:x2="5.1cm" svg:y2="11.4cm" draw:start-shape="id1" draw:start-glue-point="0" draw:end-shape="id3" draw:end-glue-point="3" svg:d="M2450 12100c0-467 883-700 2650-700" svg:viewBox="0 0 2651 701">
          <text:p/>
        </draw:connector>
        <draw:connector draw:style-name="gr25" draw:text-style-name="P9" draw:layer="layout" draw:type="curve" svg:x1="3.8cm" svg:y1="13cm" svg:x2="5.6cm" svg:y2="13cm" draw:start-shape="id1" draw:start-glue-point="1" draw:end-shape="id4" draw:end-glue-point="3" svg:d="M3800 13000h1800" svg:viewBox="0 0 1801 1">
          <text:p/>
        </draw:connector>
        <draw:connector draw:style-name="gr26" draw:text-style-name="P9" draw:layer="layout" draw:type="curve" svg:x1="2.45cm" svg:y1="13.9cm" svg:x2="5.1cm" svg:y2="16.2cm" draw:start-shape="id1" draw:start-glue-point="2" draw:end-shape="id5" draw:end-glue-point="3" svg:d="M2450 13900c0 1534 883 2300 2650 2300" svg:viewBox="0 0 2651 2301">
          <text:p/>
        </draw:connector>
        <draw:connector draw:style-name="gr27" draw:text-style-name="P9" draw:layer="layout" draw:type="curve" svg:x1="2.45cm" svg:y1="13.9cm" svg:x2="5.5cm" svg:y2="17.9cm" draw:start-shape="id1" draw:start-glue-point="2" draw:end-shape="id6" draw:end-glue-point="3" svg:d="M2450 13900c0 2667 1016 4000 3050 4000" svg:viewBox="0 0 3051 4001">
          <text:p/>
        </draw:connector>
        <draw:connector draw:style-name="gr28" draw:text-style-name="P9" draw:layer="layout" draw:type="curve" svg:x1="27cm" svg:y1="12.1cm" svg:x2="9.6cm" svg:y2="8.1cm" draw:start-shape="id7" draw:start-glue-point="0" draw:end-shape="id8" draw:end-glue-point="1" svg:d="M27000 12100c0-2667-5800-4000-17400-4000" svg:viewBox="0 0 17401 4001">
          <text:p/>
        </draw:connector>
        <draw:connector draw:style-name="gr29" draw:text-style-name="P9" draw:layer="layout" draw:type="curve" svg:x1="27cm" svg:y1="12.1cm" svg:x2="15.3cm" svg:y2="11cm" draw:start-shape="id7" draw:start-glue-point="0" draw:end-shape="id9" svg:d="M27000 12100c0-862-11700-313-11700-1100" svg:viewBox="0 0 11701 1101">
          <text:p/>
        </draw:connector>
        <draw:connector draw:style-name="gr30" draw:text-style-name="P9" draw:layer="layout" draw:type="curve" svg:x1="27cm" svg:y1="13.9cm" svg:x2="17.5cm" svg:y2="15.4cm" draw:start-shape="id7" draw:start-glue-point="2" draw:end-shape="id10" draw:end-glue-point="1" svg:d="M27000 13900c0 1000-3166 1500-9500 1500" svg:viewBox="0 0 9501 1501">
          <text:p/>
        </draw:connector>
        <draw:connector draw:style-name="gr31" draw:text-style-name="P9" draw:layer="layout" draw:type="curve" svg:x1="25.1cm" svg:y1="13cm" svg:x2="23.2cm" svg:y2="13cm" draw:start-shape="id7" draw:start-glue-point="3" draw:end-shape="id11" draw:end-glue-point="1" svg:d="M25100 13000h-1900" svg:viewBox="0 0 1901 1">
          <text:p/>
        </draw:connector>
        <draw:connector draw:style-name="gr32" draw:text-style-name="P9" draw:layer="layout" draw:type="curve" svg:x1="27cm" svg:y1="13.9cm" svg:x2="15.4cm" svg:y2="17.9cm" draw:start-shape="id7" draw:start-glue-point="2" draw:end-shape="id12" draw:end-glue-point="1" svg:d="M27000 13900c0 2667-3866 4000-11600 4000" svg:viewBox="0 0 11601 4001">
          <text:p/>
        </draw:connector>
        <draw:custom-shape draw:style-name="gr33" draw:text-style-name="P2" draw:layer="layout" svg:width="1.9cm" svg:height="0.8cm" svg:x="5.8cm" svg:y="1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00:06:38.419434575</meta:creation-date>
    <dc:date>2015-09-12T13:00:03.554093926</dc:date>
    <meta:editing-duration>PT15M46S</meta:editing-duration>
    <meta:editing-cycles>33</meta:editing-cycles>
    <meta:generator>LibreOffice/5.0.1.2.0$Linux_X86_64 LibreOffice_project/00m0$Build-2</meta:generator>
    <meta:document-statistic meta:object-count="33"/>
  </office:meta>
</office:document-meta>
</file>